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style:text-underline-style="none"/>
    </style:style>
    <style:style style:name="P3" style:family="paragraph" style:parent-style-name="Text_20_body">
      <style:text-properties style:font-name="Arial" fo:font-style="italic" style:font-style-asian="italic" style:font-style-complex="italic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style:font-name="Arial"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Pizza</text:span></text:h>
      <text:p text:style-name="P2"><text:span text:style-name="T1">Estimated Time: 50 minutes</text:span></text:p>
      <text:p text:style-name="P2"><text:span text:style-name="T1">Portions: 8</text:span></text:p>
      <text:p text:style-name="P1"><text:span text:style-name="T1"><draw:frame draw:style-name="fr1" draw:name="Графический объект1" text:anchor-type="as-char" svg:width="16.933cm" svg:height="12.7cm" draw:z-index="0"><draw:image xlink:href="https://upload.wikimedia.org/wikipedia/commons/thumb/a/a3/Eq_it-na_pizza-margherita_sep2005_sml.jpg/640px-Eq_it-na_pizza-margherita_sep2005_sml.jpg" xlink:type="simple" xlink:show="embed" xlink:actuate="onLoad"/></draw:frame></text:span><text:span text:style-name="T1"> </text:span></text:p>
      <text:p text:style-name="P3"><text:span text:style-name="T1">Pizza is an Italian dish typically consisting of a flat base of leavened wheat-based dough topped with tomato, cheese, and other ingredients, baked at a high temperature, traditionally in a wood-fired oven.</text:span></text:p>
      <text:h text:style-name="Heading_20_2" text:outline-level="2"><text:span text:style-name="T1">Ingredients</text:span></text:h>
      <text:list xml:id="list2618610665666815202" text:style-name="L1">
        <text:list-item>
          <text:p text:style-name="P4"><text:span text:style-name="T1">Dough</text:span></text:p>
        </text:list-item>
        <text:list-item>
          <text:p text:style-name="P4"><text:span text:style-name="T1">Cheese</text:span></text:p>
        </text:list-item>
        <text:list-item>
          <text:p text:style-name="P4"><text:span text:style-name="T1">Ketchup</text:span></text:p>
        </text:list-item>
        <text:list-item>
          <text:p text:style-name="P4"><text:span text:style-name="T1">Sausages</text:span></text:p>
        </text:list-item>
      </text:list>
      <text:h text:style-name="Heading_20_2" text:outline-level="2"><text:span text:style-name="T1">Steps</text:span></text:h>
      <text:list xml:id="list6123857072560508281" text:style-name="L2">
        <text:list-item>
          <text:p text:style-name="P5"><text:span text:style-name="T1">Make base from the dough.<text:line-break/></text:span><text:soft-page-break/><text:span text:style-name="T1"><draw:frame draw:style-name="fr2" draw:name="Графический объект2" text:anchor-type="as-char" svg:width="8.214cm" svg:height="5.477cm" draw:z-index="1"><draw:image xlink:href="https://www.foodandwine.com/thmb/S4Xys0wnd7Xu9D-41jDVn1b9Iqc=/1500x0/filters:no_upscale():max_bytes(150000):strip_icc()/homemade-pizza-dough-FT-RECIPE0422-7d3aa2fbd4244e88afaff987753866d6.jpg" xlink:type="simple" xlink:show="embed" xlink:actuate="onLoad"/></draw:frame></text:span><text:span text:style-name="T1"> </text:span></text:p>
        </text:list-item>
        <text:list-item>
          <text:p text:style-name="P5"><text:span text:style-name="T1">Put ketchup on the base and spread it all over it.<text:line-break/></text:span><text:span text:style-name="T1"><draw:frame draw:style-name="fr2" draw:name="Графический объект3" text:anchor-type="as-char" svg:width="5.052cm" svg:height="6.824cm" draw:z-index="2"><draw:image xlink:href="https://i0.wp.com/whipandwander.com/wp-content/uploads/2020/10/Same-Day-Pizza-Dough-8.jpg?resize=980%2C1324&amp;ssl=1" xlink:type="simple" xlink:show="embed" xlink:actuate="onLoad"/></draw:frame></text:span><text:span text:style-name="T1"> </text:span><text:span text:style-name="T1"><draw:frame draw:style-name="fr2" draw:name="Графический объект4" text:anchor-type="as-char" svg:width="5.427cm" svg:height="6.786cm" draw:z-index="3"><draw:image xlink:href="https://content.jwplatform.com/thumbs/aMG8fe6b-720.jpg" xlink:type="simple" xlink:show="embed" xlink:actuate="onLoad"/></draw:frame></text:span><text:span text:style-name="T1"> </text:span></text:p>
        </text:list-item>
        <text:list-item>
          <text:p text:style-name="P5"><text:span text:style-name="T1">Cut sausages and put them on the base.<text:line-break/></text:span><text:span text:style-name="T1"><draw:frame draw:style-name="fr1" draw:name="Графический объект5" text:anchor-type="as-char" svg:width="4.727cm" svg:height="4.727cm" draw:z-index="4"><draw:image xlink:href="https://www.supremesausages.co.uk/wp-content/uploads/2022/08/ccd1c034-a125-49af-858f-588f98291f89.jpg" xlink:type="simple" xlink:show="embed" xlink:actuate="onLoad"/></draw:frame></text:span><text:span text:style-name="T1"> </text:span><text:span text:style-name="T1"><draw:frame draw:style-name="fr2" draw:name="Графический объект6" text:anchor-type="as-char" svg:width="3.515cm" svg:height="4.715cm" draw:z-index="5"><draw:image xlink:href="https://www.theseasonedmom.com/wp-content/uploads/2018/04/Foil-Pack-Italian-Sausage-and-Peppers-3.jpg" xlink:type="simple" xlink:show="embed" xlink:actuate="onLoad"/></draw:frame></text:span><text:span text:style-name="T1"> </text:span></text:p>
        </text:list-item>
        <text:list-item>
          <text:p text:style-name="P5"><text:span text:style-name="T1">Grind the cheese and put it on the base.<text:line-break/></text:span><text:span text:style-name="T1"><draw:frame draw:style-name="fr1" draw:name="Графический объект7" text:anchor-type="as-char" svg:width="4.727cm" svg:height="4.727cm" draw:z-index="6"><draw:image xlink:href="https://target.scene7.com/is/image/Target/GUEST_92358331-aae3-407e-8ee2-d3297ac10628?wid=488&amp;hei=488&amp;fmt=pjpeg" xlink:type="simple" xlink:show="embed" xlink:actuate="onLoad"/></draw:frame></text:span><text:span text:style-name="T1"> </text:span></text:p>
        </text:list-item>
        <text:list-item>
          <text:p text:style-name="P5"><text:span text:style-name="T1">Heat the oven to 220 degrees. Put the pizza into the oven and bake it for 40 minutes.<text:line-break/></text:span><text:soft-page-break/><text:span text:style-name="T1"><draw:frame draw:style-name="fr2" draw:name="Графический объект8" text:anchor-type="as-char" svg:width="6.149cm" svg:height="4.101cm" draw:z-index="7"><draw:image xlink:href="https://www.hearthandfirepizza.com/cdn/shop/articles/blog-pizza-oven-banner.jpg?v=1663273919" xlink:type="simple" xlink:show="embed" xlink:actuate="onLoad"/></draw:frame></text:span><text:span text:style-name="T1"> </text:span></text:p>
        </text:list-item>
        <text:list-item>
          <text:p text:style-name="P5"><text:span text:style-name="T1">Take the pizza out of the oven and cut it into even pieces.<text:line-break/></text:span><text:span text:style-name="T1"><draw:frame draw:style-name="fr2" draw:name="Графический объект9" text:anchor-type="as-char" svg:width="3.507cm" svg:height="4.09cm" draw:z-index="8"><draw:image xlink:href="https://preppykitchen.com/wp-content/uploads/2021/10/Cheese-Pizza-Blog1.jpg" xlink:type="simple" xlink:show="embed" xlink:actuate="onLoad"/></draw:frame></text:span><text:span text:style-name="T1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man Krysyaev</meta:initial-creator>
    <meta:creation-date>2024-10-05T23:52:04.55</meta:creation-date>
    <meta:document-statistic meta:table-count="0" meta:image-count="9" meta:object-count="0" meta:page-count="3" meta:paragraph-count="17" meta:word-count="119" meta:character-count="631"/>
    <dc:date>2024-10-06T00:40:24.89</dc:date>
    <dc:creator>Roman Krysyaev</dc:creator>
    <meta:editing-duration>PT2M19S</meta:editing-duration>
    <meta:editing-cycles>1</meta:editing-cycles>
    <meta:generator>OpenOffice/4.1.14$Win32 OpenOffice.org_project/4114m1$Build-9811</meta:generator>
  </office:meta>
</office:document-meta>
</file>